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0000000030800000167582B14A7706DA9A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fo:min-height="0.937cm"/>
    </style:style>
    <style:style style:name="gr2" style:family="graphic" style:parent-style-name="standard">
      <style:graphic-properties draw:stroke="none" draw:fill="none" fo:min-height="6.87cm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106cm" draw:marker-start-width="0.359cm" draw:marker-end-width="0.359cm" draw:fill-color="#000000" draw:opacity="50%" draw:textarea-horizontal-align="justify" draw:textarea-vertical-align="middle" draw:auto-grow-height="false" fo:min-height="0.258cm" fo:min-width="0.008cm" fo:padding-top="0.178cm" fo:padding-bottom="0.178cm" fo:padding-left="0.303cm" fo:padding-right="0.303cm"/>
    </style:style>
    <style:style style:name="gr5" style:family="graphic" style:parent-style-name="standard">
      <style:graphic-properties draw:fill-color="#000000" draw:opacity="50%" draw:textarea-horizontal-align="justify" draw:textarea-vertical-align="middle" draw:auto-grow-height="false" fo:min-height="0.512cm" fo:min-width="10.168cm"/>
    </style:style>
    <style:style style:name="gr6" style:family="graphic" style:parent-style-name="standard">
      <style:graphic-properties draw:fill-color="#000000" draw:opacity="50%" draw:textarea-horizontal-align="justify" draw:textarea-vertical-align="middle" draw:auto-grow-height="false" fo:min-height="0.385cm" fo:min-width="8.644cm"/>
    </style:style>
    <style:style style:name="gr7" style:family="graphic" style:parent-style-name="standard">
      <style:graphic-properties draw:fill-color="#000000" draw:opacity="50%" draw:textarea-horizontal-align="justify" draw:textarea-vertical-align="middle" draw:auto-grow-height="false" fo:min-height="0.385cm" fo:min-width="10.168cm"/>
    </style:style>
    <style:style style:name="gr8" style:family="graphic" style:parent-style-name="objectwithoutfill">
      <style:graphic-properties svg:stroke-width="0.212cm" svg:stroke-color="#ff0000" draw:marker-start-width="0.518cm" draw:marker-end-width="0.518cm" draw:fill="solid" draw:fill-color="#000000" draw:opacity="50%" draw:textarea-vertical-align="middle" fo:padding-top="0.231cm" fo:padding-bottom="0.231cm" fo:padding-left="0.356cm" fo:padding-right="0.356cm"/>
    </style:style>
    <style:style style:name="gr9" style:family="graphic" style:parent-style-name="objectwithoutfill">
      <style:graphic-properties svg:stroke-width="0.212cm" svg:stroke-color="#ff0000" draw:marker-start-width="0.517cm" draw:marker-end-width="0.517cm" draw:fill="solid" draw:fill-color="#000000" draw:opacity="50%" draw:textarea-vertical-align="middle" fo:padding-top="0.23cm" fo:padding-bottom="0.23cm" fo:padding-left="0.355cm" fo:padding-right="0.355cm"/>
    </style:style>
    <style:style style:name="gr10" style:family="graphic" style:parent-style-name="objectwithoutfill">
      <style:graphic-properties svg:stroke-width="0.212cm" svg:stroke-color="#000000" draw:marker-start-width="0.518cm" draw:marker-end-width="0.518cm" draw:fill="solid" draw:fill-color="#000000" draw:opacity="50%" draw:textarea-vertical-align="middle" fo:padding-top="0.231cm" fo:padding-bottom="0.231cm" fo:padding-left="0.356cm" fo:padding-right="0.356cm"/>
    </style:style>
    <style:style style:name="gr11" style:family="graphic" style:parent-style-name="standard">
      <style:graphic-properties draw:stroke="none" svg:stroke-color="#000000" draw:fill="none" draw:fill-color="#ffffff" draw:opacity="50%" fo:min-height="0.395cm"/>
    </style:style>
    <style:style style:name="gr12" style:family="graphic" style:parent-style-name="objectwithoutfill">
      <style:graphic-properties draw:stroke="dash" draw:stroke-dash="Dashed_20__28_var_29_" svg:stroke-width="0.081cm" draw:marker-start-width="0.321cm" draw:marker-end-width="0.321cm" draw:fill="solid" draw:fill-color="#000000" draw:opacity="50%" draw:textarea-vertical-align="middle" fo:padding-top="0.165cm" fo:padding-bottom="0.165cm" fo:padding-left="0.29cm" fo:padding-right="0.29cm"/>
    </style:style>
    <style:style style:name="gr13" style:family="graphic" style:parent-style-name="objectwithoutfill">
      <style:graphic-properties svg:stroke-width="0.212cm" svg:stroke-color="#00a933" draw:marker-start-width="0.518cm" draw:marker-end-width="0.518cm" draw:fill="solid" draw:fill-color="#000000" draw:opacity="50%" draw:textarea-vertical-align="middle" fo:padding-top="0.231cm" fo:padding-bottom="0.231cm" fo:padding-left="0.356cm" fo:padding-right="0.356cm"/>
    </style:style>
    <style:style style:name="gr14" style:family="graphic" style:parent-style-name="objectwithoutfill">
      <style:graphic-properties svg:stroke-width="0.212cm" svg:stroke-color="#ffff00" draw:marker-start-width="0.518cm" draw:marker-end-width="0.518cm" draw:fill="solid" draw:fill-color="#000000" draw:opacity="50%" draw:textarea-vertical-align="middle" fo:padding-top="0.231cm" fo:padding-bottom="0.231cm" fo:padding-left="0.356cm" fo:padding-right="0.356cm"/>
    </style:style>
    <style:style style:name="gr15" style:family="graphic" style:parent-style-name="objectwithoutfill">
      <style:graphic-properties draw:stroke="dash" draw:stroke-dash="Dashed_20__28_var_29_" svg:stroke-width="0.081cm" draw:marker-start-width="0.322cm" draw:marker-end-width="0.322cm" draw:fill="solid" draw:fill-color="#000000" draw:opacity="50%" draw:textarea-vertical-align="middle" fo:padding-top="0.166cm" fo:padding-bottom="0.166cm" fo:padding-left="0.291cm" fo:padding-right="0.291cm"/>
    </style:style>
    <style:style style:name="gr16" style:family="graphic" style:parent-style-name="standard">
      <style:graphic-properties draw:fill-color="#ffff00" draw:opacity="50%" draw:textarea-horizontal-align="justify" draw:textarea-vertical-align="middle" draw:auto-grow-height="false" fo:min-height="0.258cm" fo:min-width="0.77cm"/>
    </style:style>
    <style:style style:name="gr17" style:family="graphic" style:parent-style-name="standard">
      <style:graphic-properties draw:stroke="none" svg:stroke-color="#000000" draw:fill="none" draw:fill-color="#ffffff" draw:opacity="50%" fo:min-height="0.712cm"/>
    </style:style>
    <style:style style:name="gr18" style:family="graphic" style:parent-style-name="standard">
      <style:graphic-properties draw:stroke="none" svg:stroke-color="#000000" draw:fill="none" draw:fill-color="#ffffff" draw:opacity="50%" fo:min-height="0.766cm"/>
    </style:style>
    <style:style style:name="gr19" style:family="graphic" style:parent-style-name="standard">
      <style:graphic-properties svg:stroke-width="0.018cm" draw:marker-start-width="0.227cm" draw:marker-end-width="0.227cm" draw:fill-color="#000000" draw:opacity="50%" draw:textarea-horizontal-align="justify" draw:textarea-vertical-align="middle" draw:auto-grow-height="false" fo:min-height="0.152cm" fo:min-width="0cm" fo:padding-top="0.134cm" fo:padding-bottom="0.134cm" fo:padding-left="0.259cm" fo:padding-right="0.259cm"/>
    </style:style>
    <style:style style:name="gr20" style:family="graphic" style:parent-style-name="standard">
      <style:graphic-properties svg:stroke-width="0.018cm" draw:marker-start-width="0.227cm" draw:marker-end-width="0.227cm" draw:fill-color="#ff0000" draw:opacity="50%" draw:textarea-horizontal-align="justify" draw:textarea-vertical-align="middle" draw:auto-grow-height="false" fo:min-height="0.152cm" fo:min-width="0cm" fo:padding-top="0.134cm" fo:padding-bottom="0.134cm" fo:padding-left="0.259cm" fo:padding-right="0.259cm"/>
    </style:style>
    <style:style style:name="gr21" style:family="graphic" style:parent-style-name="standard">
      <style:graphic-properties svg:stroke-width="0.018cm" draw:marker-start-width="0.227cm" draw:marker-end-width="0.227cm" draw:fill-color="#ff0000" draw:opacity="50%" draw:textarea-horizontal-align="justify" draw:textarea-vertical-align="middle" draw:auto-grow-height="false" fo:min-height="0.152cm" fo:min-width="0.664cm" fo:padding-top="0.134cm" fo:padding-bottom="0.134cm" fo:padding-left="0.259cm" fo:padding-right="0.259cm"/>
    </style:style>
    <style:style style:name="gr22" style:family="graphic" style:parent-style-name="standard">
      <style:graphic-properties svg:stroke-width="0.018cm" draw:marker-start-width="0.227cm" draw:marker-end-width="0.227cm" draw:fill-color="#ff0000" draw:opacity="50%" draw:textarea-horizontal-align="justify" draw:textarea-vertical-align="middle" draw:auto-grow-height="false" fo:min-height="0.24cm" fo:min-width="0cm" fo:padding-top="0.134cm" fo:padding-bottom="0.134cm" fo:padding-left="0.259cm" fo:padding-right="0.259cm"/>
    </style:style>
    <style:style style:name="gr23" style:family="graphic" style:parent-style-name="objectwithoutfill">
      <style:graphic-properties draw:stroke="dash" draw:stroke-dash="Dashed_20__28_var_29_" svg:stroke-width="0.081cm" svg:stroke-color="#ff0000" draw:marker-start-width="0.321cm" draw:marker-end-width="0.321cm" draw:fill="solid" draw:fill-color="#000000" draw:opacity="50%" draw:textarea-vertical-align="middle" fo:padding-top="0.165cm" fo:padding-bottom="0.165cm" fo:padding-left="0.29cm" fo:padding-right="0.29cm"/>
    </style:style>
    <style:style style:name="gr24" style:family="graphic" style:parent-style-name="objectwithoutfill">
      <style:graphic-properties svg:stroke-width="0.212cm" svg:stroke-color="#ffff00" draw:marker-start-width="0.518cm" draw:marker-end-width="0.518cm" draw:fill="solid" draw:textarea-vertical-align="middle" fo:padding-top="0.231cm" fo:padding-bottom="0.231cm" fo:padding-left="0.356cm" fo:padding-right="0.356cm"/>
    </style:style>
    <style:style style:name="gr25" style:family="graphic" style:parent-style-name="standard">
      <style:graphic-properties svg:stroke-width="0.018cm" draw:marker-start-width="0.227cm" draw:marker-end-width="0.227cm" draw:fill-color="#000000" draw:opacity="50%" draw:textarea-horizontal-align="justify" draw:textarea-vertical-align="middle" draw:auto-grow-height="false" fo:min-height="0.24cm" fo:min-width="0cm" fo:padding-top="0.134cm" fo:padding-bottom="0.134cm" fo:padding-left="0.259cm" fo:padding-right="0.259cm"/>
    </style:style>
    <style:style style:name="gr26" style:family="graphic" style:parent-style-name="standard">
      <style:graphic-properties draw:fill-color="#000000" draw:opacity="50%" draw:textarea-horizontal-align="justify" draw:textarea-vertical-align="middle" draw:auto-grow-height="false" fo:min-height="2.798cm" fo:min-width="2.548cm"/>
    </style:style>
    <style:style style:name="P1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000000" draw:opacity="50%"/>
      <style:paragraph-properties fo:text-align="center"/>
    </style:style>
    <style:style style:name="P4" style:family="paragraph">
      <loext:graphic-properties draw:fill="solid" draw:fill-color="#000000" draw:opacity="50%"/>
      <style:paragraph-properties fo:text-align="center"/>
    </style:style>
    <style:style style:name="P5" style:family="paragraph">
      <loext:graphic-properties draw:fill="none" draw:fill-color="#ffffff" draw:opacity="50%"/>
      <style:text-properties fo:font-size="10pt" style:font-size-asian="10pt" style:font-size-complex="10pt"/>
    </style:style>
    <style:style style:name="P6" style:family="paragraph">
      <loext:graphic-properties draw:fill-color="#ffff00" draw:opacity="50%"/>
      <style:paragraph-properties fo:text-align="center"/>
    </style:style>
    <style:style style:name="P7" style:family="paragraph">
      <loext:graphic-properties draw:fill="none" draw:fill-color="#ffffff" draw:opacity="50%"/>
    </style:style>
    <style:style style:name="P8" style:family="paragraph">
      <loext:graphic-properties draw:fill-color="#ff0000" draw:opacity="50%"/>
      <style:paragraph-properties fo:text-align="center"/>
    </style:style>
    <style:style style:name="P9" style:family="paragraph">
      <loext:graphic-properties draw:fill="solid"/>
      <style:paragraph-properties fo:text-align="center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0.502cm" svg:height="1.187cm" svg:x="10.645cm" svg:y="13.692cm">
          <draw:text-box>
            <text:p/>
          </draw:text-box>
        </draw:frame>
        <draw:frame draw:style-name="gr2" draw:text-style-name="P1" draw:layer="layout" svg:width="13.85cm" svg:height="7.12cm" svg:x="10.645cm" svg:y="13.692cm">
          <draw:text-box>
            <text:p/>
          </draw:text-box>
        </draw:frame>
        <draw:frame draw:style-name="gr3" draw:text-style-name="P2" draw:layer="layout" svg:width="19.589cm" svg:height="9.173cm" svg:x="4.017cm" svg:y="5.191cm">
          <draw:image xlink:href="Pictures/100000000000030800000167582B14A7706DA9AA.png" xlink:type="simple" xlink:show="embed" xlink:actuate="onLoad" loext:mime-type="image/png">
            <text:p/>
          </draw:image>
        </draw:frame>
        <draw:custom-shape draw:style-name="gr4" draw:text-style-name="P3" draw:layer="Layer4" svg:width="0.508cm" svg:height="0.508cm" svg:x="20.812cm" svg:y="6.46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er4" svg:width="10.668cm" svg:height="0.762cm" svg:x="6.588cm" svg:y="12.81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er4" svg:width="9.144cm" svg:height="0.635cm" svg:x="6.588cm" svg:y="13.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er4" svg:width="10.668cm" svg:height="0.635cm" svg:x="6.588cm" svg:y="8.239cm">
          <text:p/>
          <draw:enhanced-geometry svg:viewBox="0 0 21600 21600" draw:type="rectangle" draw:enhanced-path="M 0 0 L 21600 0 21600 21600 0 21600 0 0 Z N"/>
        </draw:custom-shape>
        <draw:polyline draw:style-name="gr8" draw:text-style-name="P4" draw:layer="Layer4" svg:width="1.704cm" svg:height="2.154cm" draw:transform="skewX (0.271573231610318) rotate (2.35619449019234) translate (17.5936382247325cm 7.81463822473253cm)" svg:viewBox="0 0 1705 2155" draw:points="0,2155 539,2155 1705,539 1555,0">
          <text:p/>
        </draw:polyline>
        <draw:line draw:style-name="gr9" draw:text-style-name="P4" draw:layer="Layer4" svg:x1="21.447cm" svg:y1="7.604cm" svg:x2="17.637cm" svg:y2="13.192cm">
          <text:p/>
        </draw:line>
        <draw:line draw:style-name="gr10" draw:text-style-name="P4" draw:layer="Layer4" svg:x1="16.113cm" svg:y1="12.43cm" svg:x2="16.113cm" svg:y2="11.668cm">
          <text:p/>
        </draw:line>
        <draw:frame draw:style-name="gr11" draw:text-style-name="P5" draw:layer="Layer4" svg:width="4.826cm" svg:height="0.645cm" svg:x="15.732cm" svg:y="14.452cm">
          <draw:text-box>
            <text:p><text:span text:style-name="T1">G <text:s text:c="3"/>Vo <text:s text:c="2"/>Vin <text:s text:c="3"/>G <text:s text:c="5"/>D <text:s text:c="4"/>S</text:span></text:p>
          </draw:text-box>
        </draw:frame>
        <draw:line draw:style-name="gr12" draw:text-style-name="P4" draw:layer="Layer4" svg:x1="21.066cm" svg:y1="6.715cm" svg:x2="21.447cm" svg:y2="11.668cm">
          <text:p/>
        </draw:line>
        <draw:line draw:style-name="gr13" draw:text-style-name="P4" draw:layer="Layer4" svg:x1="15.351cm" svg:y1="10.017cm" svg:x2="18.399cm" svg:y2="12.557cm">
          <text:p/>
        </draw:line>
        <draw:line draw:style-name="gr10" draw:text-style-name="P4" draw:layer="Layer4" svg:x1="19.796cm" svg:y1="12.43cm" svg:x2="19.796cm" svg:y2="11.668cm">
          <text:p/>
        </draw:line>
        <draw:line draw:style-name="gr14" draw:text-style-name="P4" draw:layer="Layer4" svg:x1="18.399cm" svg:y1="7.604cm" svg:x2="19.161cm" svg:y2="12.43cm">
          <text:p/>
        </draw:line>
        <draw:line draw:style-name="gr15" draw:text-style-name="P4" draw:layer="Layer4" svg:x1="18.018cm" svg:y1="6.715cm" svg:x2="18.399cm" svg:y2="7.604cm">
          <text:p/>
        </draw:line>
        <draw:custom-shape draw:style-name="gr16" draw:text-style-name="P6" draw:layer="Layer4" svg:width="1.27cm" svg:height="0.508cm" svg:x="17.002cm" svg:y="6.46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er4" svg:width="1.27cm" svg:height="0.508cm" svg:x="20.05cm" svg:y="6.46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er4" svg:width="1.27cm" svg:height="0.508cm" svg:x="13.954cm" svg:y="6.461cm">
          <text:p/>
          <draw:enhanced-geometry svg:viewBox="0 0 21600 21600" draw:type="rectangle" draw:enhanced-path="M 0 0 L 21600 0 21600 21600 0 21600 0 0 Z N"/>
        </draw:custom-shape>
        <draw:frame draw:style-name="gr17" draw:text-style-name="P7" draw:layer="Layer4" svg:width="2.159cm" svg:height="0.962cm" svg:x="19.161cm" svg:y="4.302cm">
          <draw:text-box>
            <text:p>Pwr</text:p>
          </draw:text-box>
        </draw:frame>
        <draw:frame draw:style-name="gr18" draw:text-style-name="P7" draw:layer="Layer4" svg:width="2.286cm" svg:height="1.016cm" svg:x="16.494cm" svg:y="4.302cm">
          <draw:text-box>
            <text:p>ViSW</text:p>
          </draw:text-box>
        </draw:frame>
        <draw:frame draw:style-name="gr17" draw:text-style-name="P7" draw:layer="Layer4" svg:width="2.159cm" svg:height="0.962cm" svg:x="13.192cm" svg:y="4.302cm">
          <draw:text-box>
            <text:p>SW0</text:p>
          </draw:text-box>
        </draw:frame>
        <draw:custom-shape draw:style-name="gr19" draw:text-style-name="P3" draw:layer="Layer4" svg:width="0.508cm" svg:height="0.508cm" svg:x="15.478cm" svg:y="6.46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3" draw:layer="Layer4" svg:width="0.508cm" svg:height="0.508cm" svg:x="18.526cm" svg:y="5.69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3" draw:layer="Layer4" svg:width="0.508cm" svg:height="0.508cm" svg:x="17.002cm" svg:y="5.69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3" draw:layer="Layer4" svg:width="0.508cm" svg:height="0.508cm" svg:x="13.192cm" svg:y="5.57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3" draw:layer="Layer4" svg:width="0.508cm" svg:height="0.508cm" svg:x="9.382cm" svg:y="6.46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8" draw:layer="Layer4" svg:width="0.508cm" svg:height="0.508cm" svg:x="6.334cm" svg:y="6.33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8" draw:layer="Layer4" svg:width="1.27cm" svg:height="0.508cm" svg:x="6.334cm" svg:y="5.572cm">
          <text:p/>
          <draw:enhanced-geometry svg:viewBox="0 0 21600 21600" draw:type="rectangle" draw:enhanced-path="M 0 0 L 21600 0 21600 21600 0 21600 0 0 Z N"/>
        </draw:custom-shape>
        <draw:line draw:style-name="gr13" draw:text-style-name="P4" draw:layer="Layer4" svg:x1="13.827cm" svg:y1="7.731cm" svg:x2="13.827cm" svg:y2="10.144cm">
          <text:p/>
        </draw:line>
        <draw:line draw:style-name="gr13" draw:text-style-name="P4" draw:layer="Layer4" svg:x1="14.589cm" svg:y1="10.017cm" svg:x2="15.351cm" svg:y2="7.604cm">
          <text:p/>
        </draw:line>
        <draw:line draw:style-name="gr15" draw:text-style-name="P4" draw:layer="Layer4" svg:x1="14.97cm" svg:y1="6.842cm" svg:x2="15.351cm" svg:y2="7.731cm">
          <text:p/>
        </draw:line>
        <draw:line draw:style-name="gr15" draw:text-style-name="P4" draw:layer="Layer4" svg:x1="13.446cm" svg:y1="6.715cm" svg:x2="13.827cm" svg:y2="7.604cm">
          <text:p/>
        </draw:line>
        <draw:polyline draw:style-name="gr12" draw:text-style-name="P4" draw:layer="Layer4" svg:width="3.679cm" svg:height="4.988cm" draw:transform="skewX (-1.01453913241248E-016) rotate (2.16246294322097) translate (8.54313406391278cm 9.49754643246385cm)" svg:viewBox="0 0 3680 4989" draw:points="0,4989 610,4989 3680,423 3505,0">
          <text:p/>
        </draw:polyline>
        <draw:custom-shape draw:style-name="gr22" draw:text-style-name="P8" draw:layer="Layer4" svg:width="0.508cm" svg:height="0.508cm" svg:x="12.43cm" svg:y="6.461cm">
          <text:p/>
          <draw:enhanced-geometry svg:viewBox="0 0 21600 21600" draw:type="rectangle" draw:enhanced-path="M 0 0 L 21600 0 21600 21600 0 21600 0 0 Z N"/>
        </draw:custom-shape>
        <draw:line draw:style-name="gr23" draw:text-style-name="P4" draw:layer="Layer4" svg:x1="19.542cm" svg:y1="6.715cm" svg:x2="21.32cm" svg:y2="7.604cm">
          <text:p/>
        </draw:line>
        <draw:custom-shape draw:style-name="gr16" draw:text-style-name="P6" draw:layer="Layer4" svg:width="1.27cm" svg:height="0.508cm" svg:x="10.906cm" svg:y="6.461cm">
          <text:p/>
          <draw:enhanced-geometry svg:viewBox="0 0 21600 21600" draw:type="rectangle" draw:enhanced-path="M 0 0 L 21600 0 21600 21600 0 21600 0 0 Z N"/>
        </draw:custom-shape>
        <draw:line draw:style-name="gr15" draw:text-style-name="P4" draw:layer="Layer4" svg:x1="10.398cm" svg:y1="6.715cm" svg:x2="8.493cm" svg:y2="7.604cm">
          <text:p/>
        </draw:line>
        <draw:line draw:style-name="gr9" draw:text-style-name="P4" draw:layer="Layer4" svg:x1="8.493cm" svg:y1="7.604cm" svg:x2="16.875cm" svg:y2="12.43cm">
          <text:p/>
        </draw:line>
        <draw:line draw:style-name="gr15" draw:text-style-name="P4" draw:layer="Layer4" svg:x1="11.16cm" svg:y1="6.715cm" svg:x2="10.779cm" svg:y2="7.477cm">
          <text:p/>
        </draw:line>
        <draw:polyline draw:style-name="gr24" draw:text-style-name="P9" draw:layer="Layer4" svg:width="4.848cm" svg:height="4.848cm" draw:transform="rotate (-0.785398163397448) translate (14.208cm 4.175cm)" svg:viewBox="0 0 4849 4849" draw:points="0,4849 539,4849 4849,539 4849,0">
          <text:p/>
        </draw:polyline>
        <draw:frame draw:style-name="gr18" draw:text-style-name="P7" draw:layer="Layer4" svg:width="2.286cm" svg:height="1.016cm" svg:x="10.144cm" svg:y="4.302cm">
          <draw:text-box>
            <text:p>VoSW</text:p>
          </draw:text-box>
        </draw:frame>
        <draw:line draw:style-name="gr15" draw:text-style-name="P4" draw:layer="Layer4" svg:x1="7.35cm" svg:y1="6.588cm" svg:x2="4.683cm" svg:y2="7.604cm">
          <text:p/>
        </draw:line>
        <draw:line draw:style-name="gr15" draw:text-style-name="P4" draw:layer="Layer4" svg:x1="8.112cm" svg:y1="6.588cm" svg:x2="5.445cm" svg:y2="7.604cm">
          <text:p/>
        </draw:line>
        <draw:custom-shape draw:style-name="gr25" draw:text-style-name="P3" draw:layer="Layer4" svg:width="0.508cm" svg:height="0.508cm" svg:x="7.858cm" svg:y="5.572cm">
          <text:p/>
          <draw:enhanced-geometry svg:viewBox="0 0 21600 21600" draw:type="rectangle" draw:enhanced-path="M 0 0 L 21600 0 21600 21600 0 21600 0 0 Z N"/>
        </draw:custom-shape>
        <draw:line draw:style-name="gr15" draw:text-style-name="P4" draw:layer="Layer4" svg:x1="8.874cm" svg:y1="6.588cm" svg:x2="7.731cm" svg:y2="7.604cm">
          <text:p/>
        </draw:line>
        <draw:custom-shape draw:style-name="gr26" draw:text-style-name="P3" draw:layer="Layer4" svg:width="3.048cm" svg:height="3.048cm" svg:x="10.398cm" svg:y="9.001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 draw:protected="true"/>
      <draw:layer draw:name="background"/>
      <draw:layer draw:name="backgroundobjects"/>
      <draw:layer draw:name="controls"/>
      <draw:layer draw:name="measurelines"/>
      <draw:layer draw:name="Layer4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17T21:42:02.151897681</meta:creation-date>
    <meta:print-date>2019-10-17T23:55:03.118185313</meta:print-date>
    <dc:date>2019-10-18T16:38:55.143500429</dc:date>
    <meta:editing-duration>PT7H58M12S</meta:editing-duration>
    <meta:editing-cycles>8</meta:editing-cycles>
    <meta:generator>LibreOffice/6.2.7.1$Linux_X86_64 LibreOffice_project/20$Build-1</meta:generator>
    <meta:document-statistic meta:object-count="47"/>
  </office:meta>
</office:document-meta>
</file>